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200%" fo:orphans="0" fo:widows="0" style:text-autospace="non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200%" fo:orphans="0" fo:widows="0" style:text-autospace="none"/>
      <style:text-properties style:font-name="Times New Roman" fo:font-size="12pt" officeooo:paragraph-rsid="00178221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line-height="200%" fo:orphans="0" fo:widows="0" style:page-number="auto" style:text-autospace="non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orphans="0" fo:widows="0" fo:text-indent="0in" style:auto-text-indent="false" style:text-autospace="non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style:font-name="Times New Roman" fo:font-size="12pt" style:font-size-asian="12pt" style:font-size-complex="12pt"/>
    </style:style>
    <style:style style:name="T1" style:family="text">
      <style:text-properties officeooo:rsid="00178221"/>
    </style:style>
    <style:style style:name="T2" style:family="text">
      <style:text-properties fo:font-weight="bold" officeooo:rsid="0017822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Criterion A: Planning</text:p>
      <text:p text:style-name="P1"/>
      <text:p text:style-name="P2"><text:span text:style-name="T2">The Problem at Hand:</text:span></text:p>
      <text:p text:style-name="P5"><text:tab/><text:span text:style-name="T1">One of the issues facing students when they arrive at a new school is a lack of knowledge of the teachers and administrators of the school. This is a problem because it is important for a student to know what they are getting into when they have a certain teacher, especially since first impressions are extremely important. While Rate my Teacher is a relatively accurate source, it is easy for a school to prune comments to make teachers look better. To combat this inefficiency in the sharing of relevant information about teachers, a different way to share it is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.08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.055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creation-date>2011-02-06T11:20:00</meta:creation-date>
    <dc:date>2018-03-26T11:05:55.869317000</dc:date>
    <meta:editing-cycles>10</meta:editing-cycles>
    <meta:editing-duration>PT35M7S</meta:editing-duration>
    <meta:generator>LibreOffice/6.0.2.1$MacOSX_X86_64 LibreOffice_project/f7f06a8f319e4b62f9bc5095aa112a65d2f3ac89</meta:generator>
    <meta:document-statistic meta:table-count="0" meta:image-count="0" meta:object-count="0" meta:page-count="1" meta:paragraph-count="3" meta:word-count="107" meta:character-count="615" meta:non-whitespace-character-count="510"/>
  </office:meta>
</office:document-meta>
</file>